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d30" officeooo:paragraph-rsid="0010ad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Este es un ejemplo de subida de git des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10" meta:character-count="48" meta:non-whitespace-character-count="38"/>
  </office:meta>
</office:document-meta>
</file>